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2830000341B000027B4532993F7.svm"/>
  <manifest:file-entry manifest:media-type="" manifest:full-path="Pictures/2000049800004909000016563E81208D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stroke-dash="Fine_20_Dashed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dash" draw:stroke-dash="Ultrafine_20_Dashed" draw:marker-start="Arrow"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3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793cm"/>
    </style:style>
    <style:style style:name="gr10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dash" draw:stroke-dash="Fine_20_Dashed_20__28_var_29_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draw:opacity="10%" draw:textarea-horizontal-align="justify" draw:textarea-vertical-align="middle" draw:auto-grow-height="false" draw:shadow-opacity="10%"/>
    </style:style>
    <style:style style:name="gr13" style:family="graphic" style:parent-style-name="objectwithoutfill">
      <style:graphic-properties draw:stroke="dash" draw:stroke-dash="Ultrafine_20_Dashed" draw:marker-start="Arrowheads_20_2" draw:marker-end="Arrow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text-align="center"/>
      <style:text-properties fo:color="#e6e6e6" fo:font-size="8pt" fo:text-shadow="none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79%" fo:font-size="18pt" style:font-size-asian="18pt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super 79%" fo:font-size="8pt" style:font-size-asian="8pt" style:font-size-complex="8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e6e6e6" style:text-position="super 79%" fo:font-size="8pt" fo:text-shadow="none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3.335cm" svg:height="5.08cm" svg:x="2.905cm" svg:y="1cm">
              <text:p/>
              <draw:enhanced-geometry svg:viewBox="0 0 21600 21600" draw:path-stretchpoint-x="10800" draw:path-stretchpoint-y="10800" draw:text-areas="?f3 ?f4 ?f5 ?f6" draw:type="round-rectangle" draw:modifiers="7294.9419405628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1" draw:layer="layout" svg:width="13.335cm" svg:height="10.16cm" svg:x="2.905cm" svg:y="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13.335cm" svg:height="3.81cm" svg:x="2.905cm" svg:y="2.905cm">
              <text:p/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2.54cm" svg:height="2.54cm" svg:x="5.445cm" svg:y="4.175cm">
              <text:p text:style-name="P1"><text:span text:style-name="T1">Tarefas:</text:span></text:p>
              <text:p text:style-name="P2"><text:span text:style-name="T1">Passo 1</text:span></text:p>
              <text:p text:style-name="P2"><text:span text:style-name="T1">Passo 2</text:span></text:p>
              <text:p text:style-name="P2"><text:span text:style-name="T1">Passo 3</text:span></text:p>
              <text:p text:style-name="P2"><text:span text:style-name="T2">...</text:span></text:p>
              <draw:enhanced-geometry svg:viewBox="0 0 21600 21600" draw:type="rectangle" draw:enhanced-path="M 0 0 L 21600 0 21600 21600 0 21600 0 0 Z N"/>
            </draw:custom-shape>
            <draw:line draw:style-name="gr5" draw:text-style-name="P1" draw:layer="layout" svg:x1="2.905cm" svg:y1="2.905cm" svg:x2="16.24cm" svg:y2="2.905cm">
              <text:p/>
            </draw:line>
            <draw:line draw:style-name="gr6" draw:text-style-name="P1" draw:layer="layout" svg:x1="7.985cm" svg:y1="4.81cm" svg:x2="11.795cm" svg:y2="6.08cm">
              <text:p/>
            </draw:line>
            <draw:line draw:style-name="gr6" draw:text-style-name="P1" draw:layer="layout" svg:x1="6.715cm" svg:y1="6.715cm" svg:x2="7.985cm" svg:y2="7.985cm">
              <text:p/>
            </draw:line>
            <draw:line draw:style-name="gr6" draw:text-style-name="P1" draw:layer="layout" svg:x1="10.525cm" svg:y1="9.255cm" svg:x2="13.065cm" svg:y2="7.35cm">
              <text:p/>
            </draw:line>
            <draw:frame draw:style-name="gr7" draw:text-style-name="P4" draw:layer="layout" svg:width="5.08cm" svg:height="1.517cm" svg:x="6.915cm" svg:y="1.388cm">
              <draw:text-box>
                <text:p><text:span text:style-name="T3">Contexto</text:span></text:p>
              </draw:text-box>
            </draw:frame>
            <draw:custom-shape draw:style-name="gr4" draw:text-style-name="P3" draw:layer="layout" svg:width="2.54cm" svg:height="2.54cm" svg:x="11.795cm" svg:y="4.81cm">
              <text:p text:style-name="P1"><text:span text:style-name="T1">Tarefas:</text:span></text:p>
              <text:p text:style-name="P2"><text:span text:style-name="T1">Passo 1</text:span></text:p>
              <text:p text:style-name="P2"><text:span text:style-name="T1">Passo 2</text:span></text:p>
              <text:p text:style-name="P2"><text:span text:style-name="T1">Passo 3</text:span></text:p>
              <text:p text:style-name="P2"><text:span text:style-name="T2">...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3" draw:layer="layout" svg:width="2.54cm" svg:height="2.54cm" svg:x="7.985cm" svg:y="7.985cm">
              <text:p text:style-name="P1"><text:span text:style-name="T1">Tarefas:</text:span></text:p>
              <text:p text:style-name="P2"><text:span text:style-name="T1">Passo 1</text:span></text:p>
              <text:p text:style-name="P2"><text:span text:style-name="T1">Passo 2</text:span></text:p>
              <text:p text:style-name="P2"><text:span text:style-name="T1">Passo 3</text:span></text:p>
              <text:p text:style-name="P2"><text:span text:style-name="T2">...</text:span></text:p>
              <draw:enhanced-geometry svg:viewBox="0 0 21600 21600" draw:type="rectangle" draw:enhanced-path="M 0 0 L 21600 0 21600 21600 0 21600 0 0 Z N"/>
            </draw:custom-shape>
          </draw:g>
          <draw:line draw:style-name="gr5" draw:text-style-name="P1" draw:layer="layout" svg:x1="2.905cm" svg:y1="2.905cm" svg:x2="2.905cm" svg:y2="9.255cm">
            <text:p/>
          </draw:line>
          <draw:line draw:style-name="gr5" draw:text-style-name="P1" draw:layer="layout" svg:x1="16.24cm" svg:y1="2.905cm" svg:x2="16.24cm" svg:y2="9.255cm">
            <text:p/>
          </draw:line>
        </draw:g>
        <draw:frame draw:style-name="gr8" draw:text-style-name="P1" draw:layer="layout" svg:width="13.338cm" svg:height="10.163cm" svg:x="2.903cm" svg:y="13.064cm">
          <draw:image xlink:href="Pictures/200002830000341B000027B4532993F7.svm" xlink:type="simple" xlink:show="embed" xlink:actuate="onLoad">
            <text:p/>
          </draw:image>
        </draw:frame>
      </draw:page>
      <draw:page draw:name="page2" draw:style-name="dp1" draw:master-page-name="Default">
        <draw:g>
          <draw:custom-shape draw:style-name="gr1" draw:text-style-name="P1" draw:layer="layout" svg:width="6.628cm" svg:height="3.493cm" svg:x="1.635cm" svg:y="1.635cm">
            <text:p/>
            <draw:enhanced-geometry svg:viewBox="0 0 21600 21600" draw:path-stretchpoint-x="10800" draw:path-stretchpoint-y="10800" draw:text-areas="?f3 ?f4 ?f5 ?f6" draw:type="round-rectangle" draw:modifiers="6089.29593589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628cm" svg:height="5.715cm" svg:x="1.635cm" svg:y="1.6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6.628cm" svg:height="2.619cm" svg:x="1.635cm" svg:y="2.9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1.746cm" svg:height="1.746cm" svg:x="2.548cm" svg:y="3.699cm">
            <text:p text:style-name="P1"><text:span text:style-name="T4">Tarefas:</text:span></text:p>
            <text:p text:style-name="P2"><text:span text:style-name="T4">Passo 1</text:span></text:p>
            <text:p text:style-name="P2"><text:span text:style-name="T4">Passo 2</text:span></text:p>
            <text:p text:style-name="P2"><text:span text:style-name="T4">Passo 3</text:span></text:p>
            <text:p text:style-name="P2"><text:span text:style-name="T4">...</text:span></text:p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.635cm" svg:y1="2.945cm" svg:x2="8.263cm" svg:y2="2.905cm">
            <text:p/>
          </draw:line>
          <draw:frame draw:style-name="gr9" draw:text-style-name="P6" draw:layer="layout" svg:width="3.492cm" svg:height="1.043cm" svg:x="3.183cm" svg:y="1.862cm">
            <draw:text-box>
              <text:p><text:span text:style-name="T5">Contexto A</text:span></text:p>
            </draw:text-box>
          </draw:frame>
          <draw:custom-shape draw:style-name="gr10" draw:text-style-name="P1" draw:layer="layout" svg:width="6.628cm" svg:height="3.493cm" svg:x="13.7cm" svg:y="1.635cm">
            <text:p/>
            <draw:enhanced-geometry svg:viewBox="0 0 21600 21600" draw:path-stretchpoint-x="10800" draw:path-stretchpoint-y="10800" draw:text-areas="?f3 ?f4 ?f5 ?f6" draw:type="round-rectangle" draw:modifiers="6089.295935890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6.628cm" svg:height="5.715cm" svg:x="13.7cm" svg:y="1.63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6.628cm" svg:height="2.619cm" svg:x="13.7cm" svg:y="2.945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5" draw:layer="layout" svg:width="1.746cm" svg:height="1.746cm" svg:x="16.24cm" svg:y="4.175cm">
            <text:p/>
            <draw:enhanced-geometry svg:viewBox="0 0 21600 21600" draw:type="rectangle" draw:enhanced-path="M 0 0 L 21600 0 21600 21600 0 21600 0 0 Z N"/>
          </draw:custom-shape>
          <draw:line draw:style-name="gr5" draw:text-style-name="P1" draw:layer="layout" svg:x1="13.7cm" svg:y1="2.945cm" svg:x2="20.328cm" svg:y2="2.905cm">
            <text:p/>
          </draw:line>
          <draw:frame draw:style-name="gr9" draw:text-style-name="P6" draw:layer="layout" svg:width="3.492cm" svg:height="1.043cm" svg:x="15.248cm" svg:y="1.862cm">
            <draw:text-box>
              <text:p><text:span text:style-name="T5">Contexto B</text:span></text:p>
            </draw:text-box>
          </draw:frame>
          <draw:custom-shape draw:style-name="gr12" draw:text-style-name="P7" draw:layer="layout" svg:width="1.746cm" svg:height="1.746cm" svg:x="5.723cm" svg:y="4.334cm">
            <text:p text:style-name="P1"><text:span text:style-name="T6">Tarefas:</text:span></text:p>
            <text:p text:style-name="P2"><text:span text:style-name="T6">Passo 1</text:span></text:p>
            <text:p text:style-name="P2"><text:span text:style-name="T6">Passo 2</text:span></text:p>
            <text:p text:style-name="P2"><text:span text:style-name="T6">Passo 3</text:span></text:p>
            <text:p text:style-name="P2"><text:span text:style-name="T6">...</text:span></text:p>
            <draw:enhanced-geometry svg:viewBox="0 0 21600 21600" draw:type="rectangle" draw:enhanced-path="M 0 0 L 21600 0 21600 21600 0 21600 0 0 Z N"/>
          </draw:custom-shape>
          <draw:line draw:style-name="gr6" draw:text-style-name="P1" draw:layer="layout" svg:x1="4.453cm" svg:y1="4.81cm" svg:x2="5.723cm" svg:y2="5.445cm">
            <text:p/>
          </draw:line>
          <draw:path draw:style-name="gr13" draw:text-style-name="P1" draw:layer="layout" svg:width="6.274cm" svg:height="8.783cm" draw:transform="skewX (3.39907961170574E-017) rotate (0.950506310635932) translate (6.35799999659469cm 5.44499999756743cm)" svg:viewBox="0 0 6275 8784" svg:d="m0 16677c5462 0 6275 8784 6275 8784">
            <text:p/>
          </draw:path>
          <draw:line draw:style-name="gr5" draw:text-style-name="P1" draw:layer="layout" svg:x1="8.263cm" svg:y1="2.945cm" svg:x2="8.263cm" svg:y2="6.12cm">
            <text:p/>
          </draw:line>
          <draw:line draw:style-name="gr5" draw:text-style-name="P1" draw:layer="layout" svg:x1="13.7cm" svg:y1="2.905cm" svg:x2="13.7cm" svg:y2="6.08cm">
            <text:p/>
          </draw:line>
          <draw:line draw:style-name="gr5" draw:text-style-name="P1" draw:layer="layout" svg:x1="1.635cm" svg:y1="2.905cm" svg:x2="1.635cm" svg:y2="6.08cm">
            <text:p/>
          </draw:line>
          <draw:line draw:style-name="gr5" draw:text-style-name="P1" draw:layer="layout" svg:x1="20.328cm" svg:y1="3.127cm" svg:x2="20.328cm" svg:y2="6.302cm">
            <text:p/>
          </draw:line>
          <draw:custom-shape draw:style-name="gr4" draw:text-style-name="P5" draw:layer="layout" svg:width="1.746cm" svg:height="1.746cm" svg:x="10.049cm" svg:y="1.635cm">
            <text:p text:style-name="P1"><text:span text:style-name="T4">Tarefas:</text:span></text:p>
            <text:p text:style-name="P2"><text:span text:style-name="T4">Passo 1</text:span></text:p>
            <text:p text:style-name="P2"><text:span text:style-name="T4">Passo 2</text:span></text:p>
            <text:p text:style-name="P2"><text:span text:style-name="T4">Passo 3</text:span></text:p>
            <text:p text:style-name="P2"><text:span text:style-name="T4">...</text:span></text:p>
            <draw:enhanced-geometry svg:viewBox="0 0 21600 21600" draw:type="rectangle" draw:enhanced-path="M 0 0 L 21600 0 21600 21600 0 21600 0 0 Z N"/>
          </draw:custom-shape>
        </draw:g>
        <draw:frame draw:style-name="gr8" draw:text-style-name="P1" draw:layer="layout" svg:width="18.696cm" svg:height="5.717cm" svg:x="1.634cm" svg:y="9.253cm">
          <draw:image xlink:href="Pictures/2000049800004909000016563E81208D.svm" xlink:type="simple" xlink:show="embed" xlink:actuate="onLoad">
            <text:p/>
          </draw:image>
        </draw:frame>
      </draw:page>
      <draw:page draw:name="page3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22T11:35:53</meta:creation-date>
    <dc:date>2009-10-13T12:52:39</dc:date>
    <meta:editing-duration>PT06H20M44S</meta:editing-duration>
    <meta:editing-cycles>6</meta:editing-cycles>
    <meta:generator>OpenOffice.org/3.1$Linux OpenOffice.org_project/310m11$Build-9399</meta:generator>
    <meta:document-statistic meta:object-count="38"/>
  </office:meta>
</office:document-meta>
</file>